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162.67233893391">
            <text:p>7162,67233893</text:p>
          </table:table-cell>
          <table:table-cell table:style-name="ce1" office:value-type="float" office:value="6726.23223680881">
            <text:p>6726,23223681</text:p>
          </table:table-cell>
          <table:table-cell table:number-columns-repeated="2" table:style-name="ce1" office:value-type="float" office:value="6661.39800881726">
            <text:p>6661,39800882</text:p>
          </table:table-cell>
          <table:table-cell table:style-name="ce1" office:value-type="float" office:value="6631.22937421755">
            <text:p>6631,22937422</text:p>
          </table:table-cell>
          <table:table-cell table:number-columns-repeated="3" table:style-name="ce1" office:value-type="float" office:value="6627.99843428431">
            <text:p>6627,99843428</text:p>
          </table:table-cell>
          <table:table-cell table:number-columns-repeated="4" table:style-name="ce1" office:value-type="float" office:value="6622.56884452844">
            <text:p>6622,56884453</text:p>
          </table:table-cell>
          <table:table-cell table:style-name="ce1" office:value-type="float" office:value="6609.27191115837">
            <text:p>6609,27191116</text:p>
          </table:table-cell>
          <table:table-cell table:style-name="ce1" office:value-type="float" office:value="6561.76958237812">
            <text:p>6561,76958238</text:p>
          </table:table-cell>
          <table:table-cell table:style-name="ce1" office:value-type="float" office:value="6477.3462254545">
            <text:p>6477,34622545</text:p>
          </table:table-cell>
          <table:table-cell table:number-columns-repeated="2" table:style-name="ce1" office:value-type="float" office:value="6466.72370639508">
            <text:p>6466,72370640</text:p>
          </table:table-cell>
          <table:table-cell table:number-columns-repeated="4" table:style-name="ce1" office:value-type="float" office:value="6454.98101503252">
            <text:p>6454,98101503</text:p>
          </table:table-cell>
          <table:table-cell table:number-columns-repeated="3" table:style-name="ce1" office:value-type="float" office:value="6409.48591578519">
            <text:p>6409,48591579</text:p>
          </table:table-cell>
          <table:table-cell table:number-columns-repeated="3" table:style-name="ce1" office:value-type="float" office:value="6368.57221311897">
            <text:p>6368,57221312</text:p>
          </table:table-cell>
          <table:table-cell table:number-columns-repeated="6" table:style-name="ce1" office:value-type="float" office:value="6351.31890085614">
            <text:p>6351,31890086</text:p>
          </table:table-cell>
          <table:table-cell table:style-name="ce1" office:value-type="float" office:value="6255.74086068616">
            <text:p>6255,74086069</text:p>
          </table:table-cell>
          <table:table-cell table:style-name="ce1" office:value-type="float" office:value="6149.07717029495">
            <text:p>6149,07717029</text:p>
          </table:table-cell>
          <table:table-cell table:number-columns-repeated="3" table:style-name="ce1" office:value-type="float" office:value="6106.51613192372">
            <text:p>6106,51613192</text:p>
          </table:table-cell>
          <table:table-cell table:number-columns-repeated="2" table:style-name="ce1" office:value-type="float" office:value="6095.03804443851">
            <text:p>6095,03804444</text:p>
          </table:table-cell>
          <table:table-cell table:style-name="ce1" office:value-type="float" office:value="6005.43961662101">
            <text:p>6005,43961662</text:p>
          </table:table-cell>
          <table:table-cell table:number-columns-repeated="8" table:style-name="ce1" office:value-type="float" office:value="5985.27161520363">
            <text:p>5985,27161520</text:p>
          </table:table-cell>
          <table:table-cell table:style-name="ce1" office:value-type="float" office:value="5841.18774133549">
            <text:p>5841,18774134</text:p>
          </table:table-cell>
          <table:table-cell table:style-name="ce1" office:value-type="float" office:value="5837.16306414296">
            <text:p>5837,16306414</text:p>
          </table:table-cell>
          <table:table-cell table:number-columns-repeated="8" table:style-name="ce1" office:value-type="float" office:value="5815.37635921732">
            <text:p>5815,37635922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585">
            <text:p>585</text:p>
          </table:table-cell>
          <table:table-cell office:value-type="float" office:value="1209">
            <text:p>1209</text:p>
          </table:table-cell>
          <table:table-cell table:number-columns-repeated="2" office:value-type="float" office:value="1925">
            <text:p>1925</text:p>
          </table:table-cell>
          <table:table-cell office:value-type="float" office:value="3208">
            <text:p>3208</text:p>
          </table:table-cell>
          <table:table-cell table:number-columns-repeated="3" office:value-type="float" office:value="3348">
            <text:p>3348</text:p>
          </table:table-cell>
          <table:table-cell table:number-columns-repeated="4" office:value-type="float" office:value="5401">
            <text:p>5401</text:p>
          </table:table-cell>
          <table:table-cell office:value-type="float" office:value="8705">
            <text:p>8705</text:p>
          </table:table-cell>
          <table:table-cell office:value-type="float" office:value="9136">
            <text:p>9136</text:p>
          </table:table-cell>
          <table:table-cell office:value-type="float" office:value="10022">
            <text:p>10022</text:p>
          </table:table-cell>
          <table:table-cell table:number-columns-repeated="2" office:value-type="float" office:value="10539">
            <text:p>10539</text:p>
          </table:table-cell>
          <table:table-cell table:number-columns-repeated="4" office:value-type="float" office:value="11493">
            <text:p>11493</text:p>
          </table:table-cell>
          <table:table-cell table:number-columns-repeated="3" office:value-type="float" office:value="14305">
            <text:p>14305</text:p>
          </table:table-cell>
          <table:table-cell table:number-columns-repeated="3" office:value-type="float" office:value="16281">
            <text:p>16281</text:p>
          </table:table-cell>
          <table:table-cell table:number-columns-repeated="6" office:value-type="float" office:value="18210">
            <text:p>18210</text:p>
          </table:table-cell>
          <table:table-cell office:value-type="float" office:value="22770">
            <text:p>22770</text:p>
          </table:table-cell>
          <table:table-cell office:value-type="float" office:value="23411">
            <text:p>23411</text:p>
          </table:table-cell>
          <table:table-cell table:number-columns-repeated="3" office:value-type="float" office:value="23905">
            <text:p>23905</text:p>
          </table:table-cell>
          <table:table-cell table:number-columns-repeated="2" office:value-type="float" office:value="26195">
            <text:p>26195</text:p>
          </table:table-cell>
          <table:table-cell office:value-type="float" office:value="27042">
            <text:p>27042</text:p>
          </table:table-cell>
          <table:table-cell table:number-columns-repeated="8" office:value-type="float" office:value="28092">
            <text:p>28092</text:p>
          </table:table-cell>
          <table:table-cell office:value-type="float" office:value="33440">
            <text:p>33440</text:p>
          </table:table-cell>
          <table:table-cell office:value-type="float" office:value="34058">
            <text:p>34058</text:p>
          </table:table-cell>
          <table:table-cell table:number-columns-repeated="8" office:value-type="float" office:value="34895">
            <text:p>34895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167.21400477176">
            <text:p>7167,21400477</text:p>
          </table:table-cell>
          <table:table-cell table:style-name="ce1" office:value-type="float" office:value="6726.23223680881">
            <text:p>6726,23223681</text:p>
          </table:table-cell>
          <table:table-cell table:style-name="ce1" office:value-type="float" office:value="6679.44556268701">
            <text:p>6679,44556269</text:p>
          </table:table-cell>
          <table:table-cell table:style-name="ce1" office:value-type="float" office:value="6692.61918595238">
            <text:p>6692,61918595</text:p>
          </table:table-cell>
          <table:table-cell table:style-name="ce1" office:value-type="float" office:value="6684.56999346525">
            <text:p>6684,56999347</text:p>
          </table:table-cell>
          <table:table-cell table:style-name="ce1" office:value-type="float" office:value="6672.84277316234">
            <text:p>6672,84277316</text:p>
          </table:table-cell>
          <table:table-cell table:number-columns-repeated="2" table:style-name="ce1" office:value-type="float" office:value="6678.86302181556">
            <text:p>6678,86302182</text:p>
          </table:table-cell>
          <table:table-cell table:style-name="ce1" office:value-type="float" office:value="6852.27143981323">
            <text:p>6852,27143981</text:p>
          </table:table-cell>
          <table:table-cell table:style-name="ce1" office:value-type="float" office:value="6743.33612008173">
            <text:p>6743,33612008</text:p>
          </table:table-cell>
          <table:table-cell table:style-name="ce1" office:value-type="float" office:value="6679.58012855363">
            <text:p>6679,58012855</text:p>
          </table:table-cell>
          <table:table-cell table:style-name="ce1" office:value-type="float" office:value="6697.43468360099">
            <text:p>6697,43468360</text:p>
          </table:table-cell>
          <table:table-cell table:style-name="ce1" office:value-type="float" office:value="6660.54379559048">
            <text:p>6660,54379559</text:p>
          </table:table-cell>
          <table:table-cell table:style-name="ce1" office:value-type="float" office:value="6561.76958237812">
            <text:p>6561,76958238</text:p>
          </table:table-cell>
          <table:table-cell table:style-name="ce1" office:value-type="float" office:value="6477.3462254545">
            <text:p>6477,34622545</text:p>
          </table:table-cell>
          <table:table-cell table:number-columns-repeated="2" table:style-name="ce1" office:value-type="float" office:value="6466.72370639508">
            <text:p>6466,72370640</text:p>
          </table:table-cell>
          <table:table-cell table:style-name="ce1" office:value-type="float" office:value="6454.98101503252">
            <text:p>6454,98101503</text:p>
          </table:table-cell>
          <table:table-cell table:style-name="ce1" office:value-type="float" office:value="6716.81922588705">
            <text:p>6716,81922589</text:p>
          </table:table-cell>
          <table:table-cell table:style-name="ce1" office:value-type="float" office:value="6639.66634996889">
            <text:p>6639,66634997</text:p>
          </table:table-cell>
          <table:table-cell table:style-name="ce1" office:value-type="float" office:value="6529.97573952913">
            <text:p>6529,97573953</text:p>
          </table:table-cell>
          <table:table-cell table:style-name="ce1" office:value-type="float" office:value="6567.76560163582">
            <text:p>6567,76560164</text:p>
          </table:table-cell>
          <table:table-cell table:style-name="ce1" office:value-type="float" office:value="6556.69357647542">
            <text:p>6556,69357648</text:p>
          </table:table-cell>
          <table:table-cell table:style-name="ce1" office:value-type="float" office:value="6531.51229001925">
            <text:p>6531,51229002</text:p>
          </table:table-cell>
          <table:table-cell table:number-columns-repeated="2" table:style-name="ce1" office:value-type="float" office:value="6516.59420571502">
            <text:p>6516,59420572</text:p>
          </table:table-cell>
          <table:table-cell table:number-columns-repeated="7" table:style-name="ce1" office:value-type="float" office:value="6401.34946147199">
            <text:p>6401,34946147</text:p>
          </table:table-cell>
          <table:table-cell table:style-name="ce1" office:value-type="float" office:value="6255.74086068616">
            <text:p>6255,74086069</text:p>
          </table:table-cell>
          <table:table-cell table:number-columns-repeated="2" table:style-name="ce1" office:value-type="float" office:value="6149.07717029495">
            <text:p>6149,07717029</text:p>
          </table:table-cell>
          <table:table-cell table:number-columns-repeated="2" table:style-name="ce1" office:value-type="float" office:value="6171.14487233427">
            <text:p>6171,14487233</text:p>
          </table:table-cell>
          <table:table-cell table:style-name="ce1" office:value-type="float" office:value="6095.03804443851">
            <text:p>6095,03804444</text:p>
          </table:table-cell>
          <table:table-cell table:style-name="ce1" office:value-type="float" office:value="6130.6574416582">
            <text:p>6130,65744166</text:p>
          </table:table-cell>
          <table:table-cell table:style-name="ce1" office:value-type="float" office:value="6039.27859247065">
            <text:p>6039,27859247</text:p>
          </table:table-cell>
          <table:table-cell table:style-name="ce1" office:value-type="float" office:value="6055.11450242107">
            <text:p>6055,11450242</text:p>
          </table:table-cell>
          <table:table-cell table:style-name="ce1" office:value-type="float" office:value="6037.27403820244">
            <text:p>6037,27403820</text:p>
          </table:table-cell>
          <table:table-cell table:style-name="ce1" office:value-type="float" office:value="6163.58214747965">
            <text:p>6163,58214748</text:p>
          </table:table-cell>
          <table:table-cell table:style-name="ce1" office:value-type="float" office:value="6068.91956004861">
            <text:p>6068,91956005</text:p>
          </table:table-cell>
          <table:table-cell table:style-name="ce1" office:value-type="float" office:value="6079.07431263998">
            <text:p>6079,07431264</text:p>
          </table:table-cell>
          <table:table-cell table:style-name="ce1" office:value-type="float" office:value="6095.93161619812">
            <text:p>6095,93161620</text:p>
          </table:table-cell>
          <table:table-cell table:style-name="ce1" office:value-type="float" office:value="6050.07298821793">
            <text:p>6050,07298822</text:p>
          </table:table-cell>
          <table:table-cell table:style-name="ce1" office:value-type="float" office:value="6040.25560886067">
            <text:p>6040,25560886</text:p>
          </table:table-cell>
          <table:table-cell table:style-name="ce1" office:value-type="float" office:value="5841.18774133549">
            <text:p>5841,18774134</text:p>
          </table:table-cell>
          <table:table-cell table:style-name="ce1" office:value-type="float" office:value="5837.16306414296">
            <text:p>5837,16306414</text:p>
          </table:table-cell>
          <table:table-cell table:number-columns-repeated="3" table:style-name="ce1" office:value-type="float" office:value="5824.23934945055">
            <text:p>5824,23934945</text:p>
          </table:table-cell>
          <table:table-cell table:style-name="ce1" office:value-type="float" office:value="5936.26093884984">
            <text:p>5936,26093885</text:p>
          </table:table-cell>
          <table:table-cell table:style-name="ce1" office:value-type="float" office:value="5910.12059020648">
            <text:p>5910,12059021</text:p>
          </table:table-cell>
          <table:table-cell table:number-columns-repeated="2" table:style-name="ce1" office:value-type="float" office:value="5902.62954774138">
            <text:p>5902,62954774</text:p>
          </table:table-cell>
          <table:table-cell table:style-name="ce1" office:value-type="float" office:value="5885.17157271992">
            <text:p>5885,17157272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63">
            <text:p>663</text:p>
          </table:table-cell>
          <table:table-cell office:value-type="float" office:value="1331">
            <text:p>1331</text:p>
          </table:table-cell>
          <table:table-cell office:value-type="float" office:value="2000">
            <text:p>2000</text:p>
          </table:table-cell>
          <table:table-cell office:value-type="float" office:value="2671">
            <text:p>2671</text:p>
          </table:table-cell>
          <table:table-cell office:value-type="float" office:value="3343">
            <text:p>3343</text:p>
          </table:table-cell>
          <table:table-cell office:value-type="float" office:value="4016">
            <text:p>4016</text:p>
          </table:table-cell>
          <table:table-cell office:value-type="float" office:value="4687">
            <text:p>4687</text:p>
          </table:table-cell>
          <table:table-cell office:value-type="float" office:value="5361">
            <text:p>5361</text:p>
          </table:table-cell>
          <table:table-cell office:value-type="float" office:value="6032">
            <text:p>6032</text:p>
          </table:table-cell>
          <table:table-cell office:value-type="float" office:value="6704">
            <text:p>6704</text:p>
          </table:table-cell>
          <table:table-cell office:value-type="float" office:value="7374">
            <text:p>7374</text:p>
          </table:table-cell>
          <table:table-cell office:value-type="float" office:value="8048">
            <text:p>8048</text:p>
          </table:table-cell>
          <table:table-cell office:value-type="float" office:value="8726">
            <text:p>8726</text:p>
          </table:table-cell>
          <table:table-cell office:value-type="float" office:value="9402">
            <text:p>9402</text:p>
          </table:table-cell>
          <table:table-cell office:value-type="float" office:value="10076">
            <text:p>10076</text:p>
          </table:table-cell>
          <table:table-cell office:value-type="float" office:value="10751">
            <text:p>10751</text:p>
          </table:table-cell>
          <table:table-cell office:value-type="float" office:value="11427">
            <text:p>11427</text:p>
          </table:table-cell>
          <table:table-cell office:value-type="float" office:value="12102">
            <text:p>12102</text:p>
          </table:table-cell>
          <table:table-cell office:value-type="float" office:value="12780">
            <text:p>12780</text:p>
          </table:table-cell>
          <table:table-cell office:value-type="float" office:value="13453">
            <text:p>13453</text:p>
          </table:table-cell>
          <table:table-cell office:value-type="float" office:value="14131">
            <text:p>14131</text:p>
          </table:table-cell>
          <table:table-cell office:value-type="float" office:value="14804">
            <text:p>14804</text:p>
          </table:table-cell>
          <table:table-cell office:value-type="float" office:value="15476">
            <text:p>15476</text:p>
          </table:table-cell>
          <table:table-cell office:value-type="float" office:value="16150">
            <text:p>16150</text:p>
          </table:table-cell>
          <table:table-cell office:value-type="float" office:value="16823">
            <text:p>16823</text:p>
          </table:table-cell>
          <table:table-cell office:value-type="float" office:value="17498">
            <text:p>17498</text:p>
          </table:table-cell>
          <table:table-cell office:value-type="float" office:value="18170">
            <text:p>18170</text:p>
          </table:table-cell>
          <table:table-cell office:value-type="float" office:value="18842">
            <text:p>18842</text:p>
          </table:table-cell>
          <table:table-cell office:value-type="float" office:value="19518">
            <text:p>19518</text:p>
          </table:table-cell>
          <table:table-cell office:value-type="float" office:value="20187">
            <text:p>20187</text:p>
          </table:table-cell>
          <table:table-cell office:value-type="float" office:value="20859">
            <text:p>20859</text:p>
          </table:table-cell>
          <table:table-cell office:value-type="float" office:value="21533">
            <text:p>21533</text:p>
          </table:table-cell>
          <table:table-cell office:value-type="float" office:value="22205">
            <text:p>22205</text:p>
          </table:table-cell>
          <table:table-cell office:value-type="float" office:value="22877">
            <text:p>22877</text:p>
          </table:table-cell>
          <table:table-cell office:value-type="float" office:value="23554">
            <text:p>23554</text:p>
          </table:table-cell>
          <table:table-cell office:value-type="float" office:value="24228">
            <text:p>24228</text:p>
          </table:table-cell>
          <table:table-cell office:value-type="float" office:value="24902">
            <text:p>24902</text:p>
          </table:table-cell>
          <table:table-cell office:value-type="float" office:value="25577">
            <text:p>25577</text:p>
          </table:table-cell>
          <table:table-cell office:value-type="float" office:value="26253">
            <text:p>26253</text:p>
          </table:table-cell>
          <table:table-cell office:value-type="float" office:value="26928">
            <text:p>26928</text:p>
          </table:table-cell>
          <table:table-cell office:value-type="float" office:value="27596">
            <text:p>27596</text:p>
          </table:table-cell>
          <table:table-cell office:value-type="float" office:value="28266">
            <text:p>28266</text:p>
          </table:table-cell>
          <table:table-cell office:value-type="float" office:value="28941">
            <text:p>28941</text:p>
          </table:table-cell>
          <table:table-cell office:value-type="float" office:value="29611">
            <text:p>29611</text:p>
          </table:table-cell>
          <table:table-cell office:value-type="float" office:value="30277">
            <text:p>30277</text:p>
          </table:table-cell>
          <table:table-cell office:value-type="float" office:value="30951">
            <text:p>30951</text:p>
          </table:table-cell>
          <table:table-cell office:value-type="float" office:value="31625">
            <text:p>31625</text:p>
          </table:table-cell>
          <table:table-cell office:value-type="float" office:value="32299">
            <text:p>32299</text:p>
          </table:table-cell>
          <table:table-cell office:value-type="float" office:value="32972">
            <text:p>32972</text:p>
          </table:table-cell>
          <table:table-cell office:value-type="float" office:value="33645">
            <text:p>33645</text:p>
          </table:table-cell>
          <table:table-cell office:value-type="float" office:value="34321">
            <text:p>34321</text:p>
          </table:table-cell>
          <table:table-cell office:value-type="float" office:value="34992">
            <text:p>34992</text:p>
          </table:table-cell>
          <table:table-cell office:value-type="float" office:value="35669">
            <text:p>35669</text:p>
          </table:table-cell>
          <table:table-cell office:value-type="float" office:value="36346">
            <text:p>36346</text:p>
          </table:table-cell>
          <table:table-cell office:value-type="float" office:value="37020">
            <text:p>37020</text:p>
          </table:table-cell>
          <table:table-cell office:value-type="float" office:value="37687">
            <text:p>37687</text:p>
          </table:table-cell>
          <table:table-cell office:value-type="float" office:value="38360">
            <text:p>38360</text:p>
          </table:table-cell>
          <table:table-cell office:value-type="float" office:value="39031">
            <text:p>39031</text:p>
          </table:table-cell>
          <table:table-cell office:value-type="float" office:value="39704">
            <text:p>3970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272.27905704099">
            <text:p>6272,28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100128.490424762">
            <text:p>100128,49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F26" table:end-x="0.803cm" table:end-y="0.327cm" draw:z-index="0" draw:style-name="gr1" svg:width="18.236cm" svg:height="6.986cm" svg:x="0.61cm" svg:y="0.115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0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03:3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8.237cm" svg:height="6.987cm" chart:class="chart:scatter" chart:style-name="ch1">
        <chart:title svg:x="8.073cm" svg:y="0.14cm" chart:style-name="ch2">
          <text:p>prueba # 9</text:p>
        </chart:title>
        <chart:legend chart:legend-position="end" svg:x="16.483cm" svg:y="3.186cm" chart:style-name="ch3"/>
        <chart:plot-area chart:style-name="ch4" table:cell-range-address="Hoja1.A1:Hoja1.BH2" chart:data-source-has-labels="column" svg:x="0.527cm" svg:y="0.782cm" svg:width="15.592cm" svg:height="5.988cm">
          <chart:axis chart:dimension="x" chart:name="primary-x" chart:style-name="ch5">
            <chart:title svg:x="8.12cm" svg:y="6.312cm" chart:style-name="ch6">
              <text:p>tiempo</text:p>
            </chart:title>
          </chart:axis>
          <chart:axis chart:dimension="y" chart:name="primary-y" chart:style-name="ch7">
            <chart:title svg:x="0.365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16">
                <text:p>120016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16">
                <text:p>145016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162.67233893391">
                <text:p>7162.67233893391</text:p>
              </table:table-cell>
              <table:table-cell office:value-type="float" office:value="6726.23223680881">
                <text:p>6726.23223680881</text:p>
              </table:table-cell>
              <table:table-cell office:value-type="float" office:value="6661.39800881726">
                <text:p>6661.39800881726</text:p>
              </table:table-cell>
              <table:table-cell office:value-type="float" office:value="6661.39800881726">
                <text:p>6661.39800881726</text:p>
              </table:table-cell>
              <table:table-cell office:value-type="float" office:value="6631.22937421755">
                <text:p>6631.22937421755</text:p>
              </table:table-cell>
              <table:table-cell office:value-type="float" office:value="6627.99843428431">
                <text:p>6627.99843428431</text:p>
              </table:table-cell>
              <table:table-cell office:value-type="float" office:value="6627.99843428431">
                <text:p>6627.99843428431</text:p>
              </table:table-cell>
              <table:table-cell office:value-type="float" office:value="6627.99843428431">
                <text:p>6627.99843428431</text:p>
              </table:table-cell>
              <table:table-cell office:value-type="float" office:value="6622.56884452844">
                <text:p>6622.56884452844</text:p>
              </table:table-cell>
              <table:table-cell office:value-type="float" office:value="6622.56884452844">
                <text:p>6622.56884452844</text:p>
              </table:table-cell>
              <table:table-cell office:value-type="float" office:value="6622.56884452844">
                <text:p>6622.56884452844</text:p>
              </table:table-cell>
              <table:table-cell office:value-type="float" office:value="6622.56884452844">
                <text:p>6622.56884452844</text:p>
              </table:table-cell>
              <table:table-cell office:value-type="float" office:value="6609.27191115837">
                <text:p>6609.27191115837</text:p>
              </table:table-cell>
              <table:table-cell office:value-type="float" office:value="6561.76958237812">
                <text:p>6561.76958237812</text:p>
              </table:table-cell>
              <table:table-cell office:value-type="float" office:value="6477.3462254545">
                <text:p>6477.3462254545</text:p>
              </table:table-cell>
              <table:table-cell office:value-type="float" office:value="6466.72370639508">
                <text:p>6466.72370639508</text:p>
              </table:table-cell>
              <table:table-cell office:value-type="float" office:value="6466.72370639508">
                <text:p>6466.72370639508</text:p>
              </table:table-cell>
              <table:table-cell office:value-type="float" office:value="6454.98101503252">
                <text:p>6454.98101503252</text:p>
              </table:table-cell>
              <table:table-cell office:value-type="float" office:value="6454.98101503252">
                <text:p>6454.98101503252</text:p>
              </table:table-cell>
              <table:table-cell office:value-type="float" office:value="6454.98101503252">
                <text:p>6454.98101503252</text:p>
              </table:table-cell>
              <table:table-cell office:value-type="float" office:value="6454.98101503252">
                <text:p>6454.98101503252</text:p>
              </table:table-cell>
              <table:table-cell office:value-type="float" office:value="6409.48591578519">
                <text:p>6409.48591578519</text:p>
              </table:table-cell>
              <table:table-cell office:value-type="float" office:value="6409.48591578519">
                <text:p>6409.48591578519</text:p>
              </table:table-cell>
              <table:table-cell office:value-type="float" office:value="6409.48591578519">
                <text:p>6409.48591578519</text:p>
              </table:table-cell>
              <table:table-cell office:value-type="float" office:value="6368.57221311897">
                <text:p>6368.57221311897</text:p>
              </table:table-cell>
              <table:table-cell office:value-type="float" office:value="6368.57221311897">
                <text:p>6368.57221311897</text:p>
              </table:table-cell>
              <table:table-cell office:value-type="float" office:value="6368.57221311897">
                <text:p>6368.57221311897</text:p>
              </table:table-cell>
              <table:table-cell office:value-type="float" office:value="6351.31890085614">
                <text:p>6351.31890085614</text:p>
              </table:table-cell>
              <table:table-cell office:value-type="float" office:value="6351.31890085614">
                <text:p>6351.31890085614</text:p>
              </table:table-cell>
              <table:table-cell office:value-type="float" office:value="6351.31890085614">
                <text:p>6351.31890085614</text:p>
              </table:table-cell>
              <table:table-cell office:value-type="float" office:value="6351.31890085614">
                <text:p>6351.31890085614</text:p>
              </table:table-cell>
              <table:table-cell office:value-type="float" office:value="6351.31890085614">
                <text:p>6351.31890085614</text:p>
              </table:table-cell>
              <table:table-cell office:value-type="float" office:value="6351.31890085614">
                <text:p>6351.31890085614</text:p>
              </table:table-cell>
              <table:table-cell office:value-type="float" office:value="6255.74086068616">
                <text:p>6255.74086068616</text:p>
              </table:table-cell>
              <table:table-cell office:value-type="float" office:value="6149.07717029495">
                <text:p>6149.07717029495</text:p>
              </table:table-cell>
              <table:table-cell office:value-type="float" office:value="6106.51613192372">
                <text:p>6106.51613192372</text:p>
              </table:table-cell>
              <table:table-cell office:value-type="float" office:value="6106.51613192372">
                <text:p>6106.51613192372</text:p>
              </table:table-cell>
              <table:table-cell office:value-type="float" office:value="6106.51613192372">
                <text:p>6106.51613192372</text:p>
              </table:table-cell>
              <table:table-cell office:value-type="float" office:value="6095.03804443851">
                <text:p>6095.03804443851</text:p>
              </table:table-cell>
              <table:table-cell office:value-type="float" office:value="6095.03804443851">
                <text:p>6095.03804443851</text:p>
              </table:table-cell>
              <table:table-cell office:value-type="float" office:value="6005.43961662101">
                <text:p>6005.43961662101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985.27161520363">
                <text:p>5985.27161520363</text:p>
              </table:table-cell>
              <table:table-cell office:value-type="float" office:value="5841.18774133549">
                <text:p>5841.18774133549</text:p>
              </table:table-cell>
              <table:table-cell office:value-type="float" office:value="5837.16306414296">
                <text:p>5837.16306414296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  <table:table-cell office:value-type="float" office:value="5815.37635921732">
                <text:p>5815.37635921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